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ackground-color="#00FF00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fo:background-color="#FF0000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style:vertical-align="automatic" fo:background-color="#FFFFFF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24.8708333333333cm"/>
    </style:style>
    <style:style style:name="co3" style:family="table-column">
      <style:table-column-properties fo:break-before="auto" style:column-width="11.8004166666667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6.82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_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equirement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xpected results</text:p>
          </table:table-cell>
          <table:table-cell office:value-type="string" table:style-name="ce2">
            <text:p>Actual</text:p>
          </table:table-cell>
          <table:table-cell office:value-type="string" table:style-name="ce2">
            <text:p>Pass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style-name="ce2">
            <text:p>1. OES Main page</text:p>
          </table:table-cell>
          <table:table-cell office:value-type="string" table:style-name="ce2">
            <text:p>1.1 Create poll button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On clicking create poll button, user should be able to view create poll page</text:p>
          </table:table-cell>
          <table:table-cell office:value-type="string" table:style-name="ce2">
            <text:p>Redirects to create poll page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1.2 About OES button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On clicking about button, user should be able to view description about the application</text:p>
          </table:table-cell>
          <table:table-cell office:value-type="string" table:style-name="ce2">
            <text:p>Redirects to OES description page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1.3 Login button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User will be asked for emailid and password to login into OES</text:p>
          </table:table-cell>
          <table:table-cell office:value-type="string" table:style-name="ce2">
            <text:p>Successful login into OES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Verify that the password field is masked and does not show the actual password being entered.</text:p>
          </table:table-cell>
          <table:table-cell office:value-type="string" table:style-name="ce2">
            <text:p>Mask password in the input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1.4 Signup button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User should be able to sign up into the application by providing emailid and password</text:p>
          </table:table-cell>
          <table:table-cell office:value-type="string" table:style-name="ce2">
            <text:p>Email validation page</text:p>
          </table:table-cell>
          <table:table-cell table:style-name="ce1"/>
          <table:table-cell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Verify that the password field is masked and does not show the actual password being entered.</text:p>
          </table:table-cell>
          <table:table-cell office:value-type="string" table:style-name="ce2">
            <text:p>Mask password in the input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User enters OTP to verify email</text:p>
          </table:table-cell>
          <table:table-cell office:value-type="string" table:style-name="ce2">
            <text:p>Successfully verify email</text:p>
          </table:table-cell>
          <table:table-cell table:style-name="ce1"/>
          <table:table-cell table:style-name="ce4"/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style-name="ce2">
            <text:p>2. User signup in OES</text:p>
          </table:table-cell>
          <table:table-cell office:value-type="string" table:style-name="ce2">
            <text:p>2.1 User Signup pag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When a user enters the signup page, it should get emailid, password and confirm password parameters</text:p>
          </table:table-cell>
          <table:table-cell office:value-type="string" table:style-name="ce2">
            <text:p>Redirects to email validation page</text:p>
          </table:table-cell>
          <table:table-cell table:style-name="ce1"/>
          <table:table-cell table:style-name="ce4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Verify that the password field is masked and does not show the actual password being entered.</text:p>
          </table:table-cell>
          <table:table-cell office:value-type="string" table:style-name="ce2">
            <text:p>Mask password in the input field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Email verification for the user</text:p>
          </table:table-cell>
          <table:table-cell office:value-type="string" table:style-name="ce2">
            <text:p>Verify Email using OTP</text:p>
          </table:table-cell>
          <table:table-cell table:style-name="ce1"/>
          <table:table-cell table:style-name="ce4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Successful signup when clicking the signup button</text:p>
          </table:table-cell>
          <table:table-cell office:value-type="string" table:style-name="ce2">
            <text:p>Successful signup in OES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2">
            <text:p>3. User Login in OES</text:p>
          </table:table-cell>
          <table:table-cell office:value-type="string" table:style-name="ce2">
            <text:p>3.1 User Login Pag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When a user enters login page, it should get emailid and password</text:p>
          </table:table-cell>
          <table:table-cell office:value-type="string" table:style-name="ce2">
            <text:p>Store details in DB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Successful login when clicking the login button</text:p>
          </table:table-cell>
          <table:table-cell office:value-type="string" table:style-name="ce2">
            <text:p>Redirects to OES main page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Verify that an invalid user cannot login with an incorrect username and/or password.</text:p>
          </table:table-cell>
          <table:table-cell office:value-type="string" table:style-name="ce2">
            <text:p>Inform user that the emailid doesn't exist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style-name="ce2">
            <text:p>4. Create poll in OES</text:p>
          </table:table-cell>
          <table:table-cell office:value-type="string" table:style-name="ce2">
            <text:p>4.1 Create poll for vot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nitiator should be able to provide Title, Description, location, timezone and end time of the meeting.</text:p>
          </table:table-cell>
          <table:table-cell office:value-type="string" table:style-name="ce2">
            <text:p>Store details in DB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Initiator should be able to select meeting time</text:p>
          </table:table-cell>
          <table:table-cell office:value-type="string" table:style-name="ce2">
            <text:p>Highlights selected meeting time in the page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Initiator should be able to navigate to different dates when clicking '&lt;&lt;' and '&gt;&gt;' buttons</text:p>
          </table:table-cell>
          <table:table-cell office:value-type="string" table:style-name="ce2">
            <text:p>Provide available dates to the initiator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2">
            <text:p>On clicking Create poll button, initiator should be able to view a generated link for others user to vote for the meeting</text:p>
          </table:table-cell>
          <table:table-cell office:value-type="string" table:style-name="ce2">
            <text:p>Provides link for the meeting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4.2 User access to votin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User should be able to view available meeting dates and times</text:p>
          </table:table-cell>
          <table:table-cell office:value-type="string" table:style-name="ce2">
            <text:p>Stores available times in DB for a particular User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2">
            <text:p>User can provide full availabilty and tentative availabilty for the meeting dates</text:p>
          </table:table-cell>
          <table:table-cell office:value-type="string" table:style-name="ce2">
            <text:p>Able to select full availabilty and tentative availabilty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4.3 Finalize meeting detail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Initiator should be able to close the voting for meeting</text:p>
          </table:table-cell>
          <table:table-cell office:value-type="string" table:style-name="ce2">
            <text:p>Navigates to final poll details page</text:p>
          </table:table-cell>
          <table:table-cell table:style-name="ce1"/>
          <table:table-cell table:style-name="ce3"/>
          <table:table-cell table:number-columns-repeated="16379"/>
        </table:table-row>
        <table:table-row table:number-rows-repeated="2" table:style-name="ro1">
          <table:table-cell/>
          <table:table-cell table:style-name="ce2"/>
          <table:table-cell table:number-columns-repeated="16382" table:style-name="ce1"/>
        </table:table-row>
        <table:table-row table:number-rows-repeated="7" table:style-name="ro2">
          <table:table-cell table:number-columns-repeated="16384"/>
        </table:table-row>
        <table:table-row table:number-rows-repeated="2" table:style-name="ro1">
          <table:table-cell table:style-name="ce1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4" table:style-name="ro2">
          <table:table-cell table:number-columns-repeated="16384"/>
        </table:table-row>
        <table:table-row table:number-rows-repeated="2" table:style-name="ro1">
          <table:table-cell table:style-name="ce1"/>
          <table:table-cell table:style-name="ce5"/>
          <table:table-cell table:number-columns-repeated="16382"/>
        </table:table-row>
        <table:table-row table:number-rows-repeated="1048517" table:style-name="ro2">
          <table:table-cell table:number-columns-repeated="16384"/>
        </table:table-row>
      </table:table>
      <table:table table:name="Copy_of_Test_Plan" table:style-name="ta1">
        <table:table-column table:style-name="co5" table:default-cell-style-name="ce1"/>
        <table:table-column table:style-name="co7" table:default-cell-style-name="ce1"/>
        <table:table-column table:style-name="co5" table:number-columns-repeated="1022" table:default-cell-style-name="ce1"/>
        <table:table-column table:style-name="co6" table:number-columns-repeated="15360" table:default-cell-style-name="ce1"/>
        <table:table-row table:style-name="ro1">
          <table:table-cell office:value-type="float" office:value="1.1000000000000001" table:style-name="ce2">
            <text:p>1.1</text:p>
          </table:table-cell>
          <table:table-cell office:value-type="string" table:style-name="ce2">
            <text:p>User needs to sign up on O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o verify if the new sign up page appears when user clicks "Create account" if he doesn't have an accou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f the user already exists, provide email id and password to login to the account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Forget password button verifies user email address and provides option to change password.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1.1.1</text:p>
          </table:table-cell>
          <table:table-cell office:value-type="string" table:style-name="ce2">
            <text:p>Verify that the create account page takes details from user and stores in the DB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2.1" table:style-name="ce2">
            <text:p>2.1</text:p>
          </table:table-cell>
          <table:table-cell office:value-type="string" table:style-name="ce2">
            <text:p>Create poll featu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licks Create Poll Button -&gt; Navigate to the screen to provide Event name, Description and location of the meeting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icks Create Poll Button -&gt; Should be able to select Dates and duration of the meeting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icks Create Poll Button -&gt; Able to select the time slots for the meeting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2.1.1</text:p>
          </table:table-cell>
          <table:table-cell office:value-type="string" table:style-name="ce2">
            <text:p>Verify that all provided durations can be selected by the user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Verify if the user is able to select weekly or monthly view for date selecti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Verify different calender views when user clicks the claender view dropdown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3.1" table:style-name="ce2">
            <text:p>3.1</text:p>
          </table:table-cell>
          <table:table-cell office:value-type="string" table:style-name="ce2">
            <text:p>Create meeting featu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icks Create meeting Button -&gt; Should be able to select Dates and duration of the meeting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icks Create meeting Button -&gt; Able to select the time slots for the meeting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.1.1</text:p>
          </table:table-cell>
          <table:table-cell office:value-type="string" table:style-name="ce2">
            <text:p>Verify that all provided durations can be selected by the user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Verify if the user is able to select weekly or monthly view for date selecti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Verify different calender views when user clicks the claender view dropdown.</text:p>
          </table:table-cell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Roboto" svg:font-family="Robo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enkatesh Babloo</meta:initial-creator>
    <dc:creator>Venkatesh Babloo</dc:creator>
    <meta:creation-date>2023-04-06T08:20:57Z</meta:creation-date>
    <dc:date>2023-04-06T08:20:58Z</dc:date>
  </office:meta>
</office:document-meta>
</file>